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rsid="001d71ca" officeooo:paragraph-rsid="001d71ca"/>
    </style:style>
    <style:style style:name="P2" style:family="paragraph" style:parent-style-name="Standard">
      <style:paragraph-properties fo:line-height="200%" fo:text-align="start" style:justify-single-word="false"/>
      <style:text-properties officeooo:rsid="001d71ca" officeooo:paragraph-rsid="001dd47c"/>
    </style:style>
    <style:style style:name="P3" style:family="paragraph" style:parent-style-name="Header">
      <style:paragraph-properties fo:text-align="end" style:justify-single-word="false"/>
      <style:text-properties officeooo:rsid="001d71ca" officeooo:paragraph-rsid="001d71ca"/>
    </style:style>
    <style:style style:name="T1" style:family="text">
      <style:text-properties officeooo:rsid="001dd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to Neural Optimizer</text:p>
      <text:p text:style-name="P2"><text:tab/>I first played with the modeling. I added a dense with an output of 200 because I knew I was going to use the Sigmoid activation and a dropout of 0.2. With a dropout of 0.2, or with a dropout in general, the more points of output the better because the points you dropout become less significant. A dropout of 0.2-0.5 seemed accurate although 0.2 was most accurate for me. The curve of the sigmoid graph seemed to work well with the training data, although I only know that through trial and error. Originally, I was using relu. I kept softmax. I’m still not really sure what it does except that it does something to the last part of the input I think. <text:span text:style-name="T1">The last thing I changed was categorical_crossentropy to sparse_categorical_crossentropy. That’s all I had to do to bring the accuracy above a 90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71ca" officeooo:paragraph-rsid="001d71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iancarlo Byr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3:42:44.566800042</meta:creation-date>
    <dc:date>2016-12-06T23:55:18.794720212</dc:date>
    <meta:editing-duration>PT2M24S</meta:editing-duration>
    <meta:editing-cycles>1</meta:editing-cycles>
    <meta:document-statistic meta:table-count="0" meta:image-count="0" meta:object-count="0" meta:page-count="1" meta:paragraph-count="3" meta:word-count="151" meta:character-count="843" meta:non-whitespace-character-count="694"/>
    <meta:generator>LibreOffice/5.1.4.2$Linux_X86_64 LibreOffice_project/10m0$Build-2</meta:generator>
  </office:meta>
</office:document-meta>
</file>